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Times New Roman'" style:font-family-asian="'Times New Roman'" style:font-family-complex="'Times New Roman'" fo:background-color="transparent" style:use-window-font-color="true"/>
    </style:style>
    <style:style style:name="T2" style:family="text">
      <style:text-properties fo:font-size="11.00pt" fo:font-weight="normal" fo:font-family="'Times New Roman'" style:font-family-asian="'Times New Roman'" style:font-family-complex="'Times New Roman'"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Times New Roman'" style:font-family-asian="'Times New Roman'" style:font-family-complex="'Times New Roman'"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Times New Roman'" style:font-family-asian="'Times New Roman'" style:font-family-complex="'Times New Roman'"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Times New Roman'" style:font-family-asian="'Times New Roman'" style:font-family-complex="'Times New Roman'"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Times New Roman'" style:font-family-asian="'Times New Roman'" style:font-family-complex="'Times New Roman'"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Times New Roman'" style:font-family-asian="'Times New Roman'" style:font-family-complex="'Times New Roman'" fo:background-color="transparent" style:use-window-font-color="true"/>
    </style:style>
    <style:style style:name="T14" style:family="text">
      <style:text-properties fo:font-size="11.00pt" fo:font-weight="normal" fo:font-family="'Times New Roman'" style:font-family-asian="'Times New Roman'" style:font-family-complex="'Times New Roman'"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normal" fo:font-family="'Times New Roman'" style:font-family-asian="'Times New Roman'" style:font-family-complex="'Times New Roman'"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normal" fo:font-family="'Times New Roman'" style:font-family-asian="'Times New Roman'" style:font-family-complex="'Times New Roman'" fo:background-color="transparent" style:use-window-font-color="true"/>
    </style:style>
    <style:style style:name="T19" style:family="text">
      <style:text-properties fo:font-size="11.00pt" fo:font-weight="normal" fo:font-family="'Times New Roman'" style:font-family-asian="'Times New Roman'" style:font-family-complex="'Times New Roman'"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Times New Roman'" style:font-family-asian="'Times New Roman'" style:font-family-complex="'Times New Roman'" fo:background-color="transparent" style:use-window-font-color="true"/>
    </style:style>
    <style:style style:name="T22" style:family="text">
      <style:text-properties fo:font-size="12.00pt" fo:font-weight="normal" fo:font-family="'Times New Roman'" style:font-family-asian="'Times New Roman'" style:font-family-complex="'Times New Roman'" fo:background-color="transparent" style:use-window-font-color="true"/>
    </style:style>
    <style:style style:name="T23" style:family="text">
      <style:text-properties fo:font-size="11.00pt" fo:font-weight="normal" fo:font-family="'Times New Roman'" style:font-family-asian="'Times New Roman'" style:font-family-complex="'Times New Roman'" fo:background-color="transparent" style:use-window-font-color="true"/>
    </style:style>
    <style:style style:name="T24" style:family="text">
      <style:text-properties fo:font-size="12.00pt" fo:font-weight="normal" fo:font-family="'Times New Roman'" style:font-family-asian="'Times New Roman'" style:font-family-complex="'Times New Roman'" fo:background-color="transparent" style:use-window-font-color="true"/>
    </style:style>
    <style:style style:name="T25" style:family="text">
      <style:text-properties fo:font-size="11.00pt" fo:font-weight="normal" fo:font-family="'Times New Roman'" style:font-family-asian="'Times New Roman'" style:font-family-complex="'Times New Roman'" fo:background-color="transparent" style:use-window-font-color="true"/>
    </style:style>
    <style:style style:name="T26" style:family="text">
      <style:text-properties fo:font-size="12.00pt" fo:font-weight="normal" fo:font-family="'Times New Roman'" style:font-family-asian="'Times New Roman'" style:font-family-complex="'Times New Roman'"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normal" fo:font-family="'Times New Roman'" style:font-family-asian="'Times New Roman'" style:font-family-complex="'Times New Roman'" fo:background-color="transparent" fo:color="#ff0000"/>
    </style:style>
    <style:style style:name="T29" style:family="text">
      <style:text-properties fo:font-size="12.00pt" fo:font-weight="normal" fo:font-family="'Times New Roman'" style:font-family-asian="'Times New Roman'" style:font-family-complex="'Times New Roman'"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Times New Roman'" style:font-family-asian="'Times New Roman'" style:font-family-complex="'Times New Roman'" fo:background-color="transparent" style:use-window-font-color="true"/>
    </style:style>
    <style:style style:name="T32" style:family="text">
      <style:text-properties fo:font-size="11.00pt" fo:font-weight="normal" fo:font-family="'Times New Roman'" style:font-family-asian="'Times New Roman'" style:font-family-complex="'Times New Roman'" fo:background-color="transparent" fo:color="#ff0000"/>
    </style:style>
    <style:style style:name="T33" style:family="text">
      <style:text-properties fo:font-size="11.00pt" fo:font-weight="normal" fo:font-family="'Times New Roman'" style:font-family-asian="'Times New Roman'" style:font-family-complex="'Times New Roman'"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Times New Roman'" style:font-family-asian="'Times New Roman'" style:font-family-complex="'Times New Roman'"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Times New Roman'" style:font-family-asian="'Times New Roman'" style:font-family-complex="'Times New Roman'"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2.00pt" fo:font-weight="normal" fo:font-family="'Times New Roman'" style:font-family-asian="'Times New Roman'" style:font-family-complex="'Times New Roman'"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normal" fo:font-family="'Times New Roman'" style:font-family-asian="'Times New Roman'" style:font-family-complex="'Times New Roman'"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2.00pt" fo:font-weight="normal" fo:font-family="'Times New Roman'" style:font-family-asian="'Times New Roman'" style:font-family-complex="'Times New Roman'"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Times New Roman'" style:font-family-asian="'Times New Roman'" style:font-family-complex="'Times New Roman'"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2.00pt" fo:font-weight="normal" fo:font-family="'Times New Roman'" style:font-family-asian="'Times New Roman'" style:font-family-complex="'Times New Roman'"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Times New Roman'" style:font-family-asian="'Times New Roman'" style:font-family-complex="'Times New Roman'"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Times New Roman'" style:font-family-asian="'Times New Roman'" style:font-family-complex="'Times New Roman'"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Times New Roman'" style:font-family-asian="'Times New Roman'" style:font-family-complex="'Times New Roman'" fo:background-color="transparent" style:use-window-font-color="true"/>
    </style:style>
    <style:style style:name="P1" style:family="paragraph">
      <style:paragraph-properties fo:line-height="100.00%" fo:text-align="left"/>
    </style:style>
  </office:automatic-styles>
  <office:body>
    <office:text>
      <text:p text:style-name="P1"><text:span text:style-name="T1">This is the WIP reformed Judge Dredd Miniatures Battlescribe Files.</text:span></text:p>
      <text:p text:style-name="P1"><text:span text:style-name="T2">NEW UPDATE !!!!! 20/03/15</text:span></text:p>
      <text:p text:style-name="P1"><text:span text:style-name="T3"/></text:p>
      <text:p text:style-name="P1"><text:span text:style-name="T4">Progress is running very smooth now i have a new laptop (acer aspire V11), The layout is set for basic roster selection, so come the long data input and checking.<text:s text:c="2"/></text:span></text:p>
      <text:p text:style-name="P1"><text:span text:style-name="T5"/></text:p>
      <text:p text:style-name="P1"><text:span text:style-name="T6">The talents section is in testing at this time, once the Level 1 Hero is selected for the model then in the character upgrades you will be able to view and choose the avalible talents for the character. These should then show along side the corrisponding model with a breakdown of the talent.</text:span></text:p>
      <text:p text:style-name="P1"><text:span text:style-name="T7"/></text:p>
      <text:p text:style-name="P1"><text:span text:style-name="T8">Selecting Exo-Suit now Adds to the Models stats, as stated in rules.</text:span></text:p>
      <text:p text:style-name="P1"><text:span text:style-name="T9"/></text:p>
      <text:p text:style-name="P1"><text:span text:style-name="T9"/></text:p>
      <text:p text:style-name="P1"><text:span text:style-name="T10">V1.4</text:span></text:p>
      <text:p text:style-name="P1"><text:span text:style-name="T11">Currently avalible to select:</text:span></text:p>
      <text:p text:style-name="P1"><text:span text:style-name="T12"/></text:p>
      <text:p text:style-name="P1"><text:span text:style-name="T13">The Justice Department:</text:span></text:p>
      <text:p text:style-name="P1"><text:span text:style-name="T13">Psi Judge - Gear Listed<text:tab/></text:span></text:p>
      <text:p text:style-name="P1"><text:span text:style-name="T13">Riot Judge - Optional Gear</text:span></text:p>
      <text:p text:style-name="P1"><text:span text:style-name="T13">Rookie Judge - Gear Listed</text:span></text:p>
      <text:p text:style-name="P1"><text:span text:style-name="T13">Street Judge - Optional Gear</text:span></text:p>
      <text:p text:style-name="P1"><text:span text:style-name="T13">-Sub-Justice Department Mercs</text:span></text:p>
      <text:p text:style-name="P1"><text:span text:style-name="T13">Street Judge Merc - Optional Gear</text:span></text:p>
      <text:p text:style-name="P1"><text:span text:style-name="T13">Psi Judge Merc - Gear Listed</text:span></text:p>
      <text:p text:style-name="P1"><text:span text:style-name="T14">Riot Judge Merc - Gear Listed</text:span></text:p>
      <text:p text:style-name="P1"><text:span text:style-name="T15"/></text:p>
      <text:p text:style-name="P1"><text:span text:style-name="T16">Street Gang:</text:span></text:p>
      <text:p text:style-name="P1"><text:span text:style-name="T16">Juve - Optional Gear</text:span></text:p>
      <text:p text:style-name="P1"><text:span text:style-name="T16">Punk - Optional Gear</text:span></text:p>
      <text:p text:style-name="P1"><text:span text:style-name="T16">-Sub-Street Gang Mercs</text:span></text:p>
      <text:p text:style-name="P1"><text:span text:style-name="T16">Juve Merc - Optional Gear</text:span></text:p>
      <text:p text:style-name="P1"><text:span text:style-name="T16">Punk Merc - Optional Gear</text:span></text:p>
      <text:p text:style-name="P1"><text:span text:style-name="T17"/></text:p>
      <text:p text:style-name="P1"><text:span text:style-name="T18">Apoc.War Mercs:</text:span></text:p>
      <text:p text:style-name="P1"><text:span text:style-name="T18">Juve Merc - Optional Gear</text:span></text:p>
      <text:p text:style-name="P1"><text:span text:style-name="T19">Punk Merc - Optional Gear</text:span></text:p>
      <text:p text:style-name="P1"><text:span text:style-name="T20"/></text:p>
      <text:p text:style-name="P1"><text:span text:style-name="T21">The Citi-Def:</text:span></text:p>
      <text:p text:style-name="P1"><text:span text:style-name="T21">Citi-Def Soldier</text:span></text:p>
      <text:p text:style-name="P1"><text:span text:style-name="T21">Citi-Def Officer</text:span></text:p>
      <text:p text:style-name="P1"><text:span text:style-name="T21">Citi-Def Medtech</text:span></text:p>
      <text:p text:style-name="P1"><text:span text:style-name="T21">-sub-Citi-Def Mercs:</text:span></text:p>
      <text:p text:style-name="P1"><text:span text:style-name="T21">Citi-Def Soldier Merc<text:s/></text:span><text:span text:style-name="T22">- Optional Gear</text:span></text:p>
      <text:p text:style-name="P1"><text:span text:style-name="T23">Juve Merc<text:s/></text:span><text:span text:style-name="T24">- Optional Gear</text:span></text:p>
      <text:p text:style-name="P1"><text:span text:style-name="T25">Punk Merc<text:s/></text:span><text:span text:style-name="T26">- Optional Gear</text:span></text:p>
      <text:p text:style-name="P1"><text:span text:style-name="T27"/></text:p>
      <text:p text:style-name="P1"><text:span text:style-name="T28">NEW!</text:span><text:span text:style-name="T29">Ape Gang:</text:span></text:p>
      <text:p text:style-name="P1"><text:span text:style-name="T29">Chimp - Optional Gear</text:span></text:p>
      <text:p text:style-name="P1"><text:span text:style-name="T29">Orang-Utan - Optional Gear<text:tab/></text:span></text:p>
      <text:p text:style-name="P1"><text:span text:style-name="T29">Gorilla - Optional Gear</text:span></text:p>
      <text:p text:style-name="P1"><text:span text:style-name="T29">-Sub-Ape Gang Mercs</text:span></text:p>
      <text:p text:style-name="P1"><text:span text:style-name="T29">Chimp Merc - Optional Gear</text:span></text:p>
      <text:p text:style-name="P1"><text:span text:style-name="T29">Gorilla - Optional Gear</text:span></text:p>
      <text:p text:style-name="P1"><text:span text:style-name="T30"/></text:p>
      <text:p text:style-name="P1"><text:span text:style-name="T31">Brit-Cit Justice Department:</text:span></text:p>
      <text:p text:style-name="P1"><text:span text:style-name="T31">Beat Judge - Optional Gear</text:span></text:p>
      <text:p text:style-name="P1"><text:span text:style-name="T31">Para Squad Judge - Gear Listed</text:span></text:p>
      <text:p text:style-name="P1"><text:span text:style-name="T31">Detective Judge - Gear Listed</text:span></text:p>
      <text:p text:style-name="P1"><text:span text:style-name="T31">Plod Bot - Gear Listed</text:span></text:p>
      <text:p text:style-name="P1"><text:span text:style-name="T31">-Sub-Brit-Cit Mercs</text:span></text:p>
      <text:p text:style-name="P1"><text:span text:style-name="T31">Beat Judge - Optional Gear</text:span></text:p>
      <text:p text:style-name="P1"><text:span text:style-name="T31">Plod Bot - Gear Listed</text:span></text:p>
      <text:p text:style-name="P1"><text:span text:style-name="T31">Street Judge - Gear Listed </text:span></text:p>
      <text:p text:style-name="P1"><text:span text:style-name="T31"/></text:p>
      <text:p text:style-name="P1"><text:span text:style-name="T32">NEW!!!</text:span><text:span text:style-name="T33">Mobsters:</text:span></text:p>
      <text:p text:style-name="P1"><text:span text:style-name="T33">Assassin - Optional Gear</text:span></text:p>
      <text:p text:style-name="P1"><text:span text:style-name="T33">Assassinator Droid - Optional Gear</text:span></text:p>
      <text:p text:style-name="P1"><text:span text:style-name="T33">Blitzer - Optional Gear</text:span></text:p>
      <text:p text:style-name="P1"><text:span text:style-name="T33">Gangster - Optional Gear<text:tab/></text:span></text:p>
      <text:p text:style-name="P1"><text:span text:style-name="T33">Nero Narcos - Optional Gear</text:span></text:p>
      <text:p text:style-name="P1"><text:span text:style-name="T33">Mob Punk - Optional Gear</text:span></text:p>
      <text:p text:style-name="P1"><text:span text:style-name="T33"/></text:p>
      <text:p text:style-name="P1"><text:span text:style-name="T34"/></text:p>
      <text:p text:style-name="P1"><text:span text:style-name="T35">Example of roster Creation.</text:span></text:p>
      <text:p text:style-name="P1"><text:span text:style-name="T36"/></text:p>
      <text:p text:style-name="P1"><text:span text:style-name="T37">Select force from above and any more forces (good for 2 player lists).</text:span></text:p>
      <text:p text:style-name="P1"><text:span text:style-name="T37">Select Juve;</text:span></text:p>
      <text:p text:style-name="P1"><text:span text:style-name="T37">- Select LV 1 Hero - Effect - Will add 50 extra creds to Juve to spend and Hits will be incremented by 1 (select Talents current;y working on).</text:span></text:p>
      <text:p text:style-name="P1"><text:span text:style-name="T37">- Select Psi Ability - Effect - Will add 4 to Juve's Psi </text:span></text:p>
      <text:p text:style-name="P1"><text:span text:style-name="T37">- Select Armour - Effect - Will Set the armour of Juve to the value of selected armour on 'View Roster'</text:span></text:p>
      <text:p text:style-name="P1"><text:span text:style-name="T37">- Select Weapon - Effect - Will show the weapon and group type together (may work on seperating to each model choice soon).</text:span></text:p>
      <text:p text:style-name="P1"><text:span text:style-name="T37">- Select Exo Suit - Effect -Will add to the models characteristis as peer rules.</text:span></text:p>
      <text:p text:style-name="P1"><text:span text:style-name="T38"/></text:p>
      <text:p text:style-name="P1"><text:span text:style-name="T38"/></text:p>
      <text:p text:style-name="P1"><text:span text:style-name="T39">When Viewing the roster 'HTML' all the values of armour and Psi will be added or set to the corrct characteristic for ease.</text:span></text:p>
      <text:p text:style-name="P1"><text:span text:style-name="T40"/></text:p>
      <text:p text:style-name="P1"><text:span text:style-name="T41">As per rules in a catagory only 2 level 1 Juves (25 Creds per juve instead of 50/ says must take 2 juve to lv 1 so may change it to force you to choose.) </text:span></text:p>
      <text:p text:style-name="P1"><text:span text:style-name="T41">may be taken and only 1 may have Psi ability, roster selection will prevent any selections.</text:span></text:p>
      <text:p text:style-name="P1"><text:span text:style-name="T41">Punk may take as many level one heroes but on one may take Psi.</text:span></text:p>
      <text:p text:style-name="P1"><text:span text:style-name="T42"/></text:p>
      <text:p text:style-name="P1"><text:span text:style-name="T43">Warnings regarding Juve may not tak anymore selections refers to rules in book.</text:span></text:p>
      <text:p text:style-name="P1"><text:span text:style-name="T44"/></text:p>
      <text:p text:style-name="P1"><text:span text:style-name="T45">I'm putting alot of free time in to this so feedback is very apprieciated :) and hopefully we all can create something great for this game.</text:span></text:p>
      <text:p text:style-name="P1"><text:span text:style-name="T46"/></text:p>
      <text:p text:style-name="P1"><text:span text:style-name="T47">Future plans</text:span></text:p>
      <text:p text:style-name="P1"><text:span text:style-name="T47">- Add Talents for campaign and leveling</text:span></text:p>
      <text:p text:style-name="P1"><text:span text:style-name="T47">- Campaign Sytem</text:span></text:p>
      <text:p text:style-name="P1"><text:span text:style-name="T48"/></text:p>
      <text:p text:style-name="P1"><text:span text:style-name="T49">Please Contact me on twitter or my E-mail: Euanmace@hotmail.co.uk</text:span></text:p>
      <text:p text:style-name="P1"><text:span text:style-name="T50"/></text:p>
      <text:p text:style-name="P1"><text:span text:style-name="T51">Many Thanks</text:span></text:p>
      <text:p text:style-name="P1"><text:span text:style-name="T51">Euan (Ves)</text:span></text:p>
      <text:p text:style-name="P1"><text:span text:style-name="T52"/></text:p>
      <text:p text:style-name="P1"><text:span text:style-name="T53">___\ /___</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